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8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vertisingTruthTa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Chance of a phone supporting advertising:</text:p>
          </table:table-cell>
          <table:covered-table-cell table:number-columns-repeated="3"/>
          <table:table-cell table:style-name="ce3" office:value-type="percentage" office:value="0.8783" calcext:value-type="percentage">
            <text:p>87.83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one A</text:p>
          </table:table-cell>
          <table:table-cell office:value-type="string" calcext:value-type="string">
            <text:p>Phone B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Advert-only Chance</text:p>
          </table:table-cell>
          <table:table-cell office:value-type="string" calcext:value-type="string">
            <text:p>Herald Chance</text:p>
          </table:table-cell>
        </table:table-row>
        <table:table-row table:style-name="ro1"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3" table:formula="of:=[.E2]*[.E2]" office:value-type="percentage" office:value="0.77141089" calcext:value-type="percentage">
            <text:p>77.14%</text:p>
          </table:table-cell>
          <table:table-cell table:style-name="ce3" table:formula="of:=[.C5]" office:value-type="percentage" office:value="0.77141089" calcext:value-type="percentage">
            <text:p>77.14%</text:p>
          </table:table-cell>
          <table:table-cell table:style-name="ce3" table:formula="of:=[.C5]" office:value-type="percentage" office:value="0.77141089" calcext:value-type="percentage">
            <text:p>77.14%</text:p>
          </table:table-cell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3" table:formula="of:=[.E2]*(100%-[.E2])" office:value-type="percentage" office:value="0.10688911" calcext:value-type="percentage">
            <text:p>10.69%</text:p>
          </table:table-cell>
          <table:table-cell office:value-type="float" office:value="0" calcext:value-type="float">
            <text:p>0</text:p>
          </table:table-cell>
          <table:table-cell table:style-name="ce3" table:formula="of:=[.C6]" office:value-type="percentage" office:value="0.10688911" calcext:value-type="percentage">
            <text:p>10.69%</text:p>
          </table:table-cell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3" table:formula="of:=(100%-[.E2])*[.E2]" office:value-type="percentage" office:value="0.10688911" calcext:value-type="percentage">
            <text:p>10.69%</text:p>
          </table:table-cell>
          <table:table-cell office:value-type="float" office:value="0" calcext:value-type="float">
            <text:p>0</text:p>
          </table:table-cell>
          <table:table-cell table:style-name="ce3" table:formula="of:=[.C7]" office:value-type="percentage" office:value="0.10688911" calcext:value-type="percentage">
            <text:p>10.69%</text:p>
          </table:table-cell>
        </table:table-row>
        <table:table-row table:style-name="ro1"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3" table:formula="of:=(100%-[.E2])*(100%-[.E2])" office:value-type="percentage" office:value="0.01481089" calcext:value-type="percentage">
            <text:p>1.48%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table:formula="of:=SUM([.D5:.D8])" office:value-type="percentage" office:value="0.77141089" calcext:value-type="percentage">
            <text:p>77.14%</text:p>
          </table:table-cell>
          <table:table-cell table:style-name="ce4" table:formula="of:=SUM([.E5:.E8])" office:value-type="percentage" office:value="0.98518911" calcext:value-type="percentage">
            <text:p>98.52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.g. GAEN, D3PT, …</text:p>
          </table:table-cell>
          <table:table-cell office:value-type="string" calcext:value-type="string">
            <text:p>Herald on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30T07:36:38.834227253</meta:creation-date>
    <dc:date>2020-09-30T07:40:28.368105420</dc:date>
    <meta:editing-duration>PT3M51S</meta:editing-duration>
    <meta:editing-cycles>1</meta:editing-cycles>
    <meta:generator>LibreOffice/6.4.6.2$MacOSX_X86_64 LibreOffice_project/0ce51a4fd21bff07a5c061082cc82c5ed232f115</meta:generator>
    <meta:document-statistic meta:table-count="1" meta:cell-count="31" meta:object-count="0"/>
  </office:meta>
</office:document-meta>
</file>